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20000022A2E10DE00.png" manifest:media-type="image/png"/>
  <manifest:file-entry manifest:full-path="Pictures/10000201000000FE0000004902A19E6A.png" manifest:media-type="image/png"/>
  <manifest:file-entry manifest:full-path="Pictures/1000020100000258000002E3311403D1.png" manifest:media-type="image/png"/>
  <manifest:file-entry manifest:full-path="Pictures/100002010000012C000000E25ADEC86C.png" manifest:media-type="image/png"/>
  <manifest:file-entry manifest:full-path="Pictures/100002010000032000000334B7E3E57A.png" manifest:media-type="image/png"/>
  <manifest:file-entry manifest:full-path="Pictures/10000201000002DE000000D539FCB70F.png" manifest:media-type="image/png"/>
  <manifest:file-entry manifest:full-path="Pictures/1000000000000CC00000099068DDB62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1.1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Ultrafine_20_2_20_Dots_20_3_20_Dashes" svg:stroke-width="0.1cm" svg:stroke-color="#99ff66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14cm" svg:x="2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2.4cm" svg:height="11.4cm" svg:x="9.4cm" svg:y="4.5cm">
          <draw:image xlink:href="Pictures/1000000000000CC00000099068DDB620.jpg" xlink:type="simple" xlink:show="embed" xlink:actuate="onLoad">
            <text:p/>
          </draw:image>
        </draw:frame>
        <draw:frame draw:style-name="gr2" draw:text-style-name="P1" draw:layer="layout" svg:width="5.7cm" svg:height="1.439cm" svg:x="13cm" svg:y="4.8cm">
          <draw:image xlink:href="Pictures/10000201000002DE000000D539FCB70F.png" xlink:type="simple" xlink:show="embed" xlink:actuate="onLoad">
            <text:p/>
          </draw:image>
        </draw:frame>
        <draw:frame draw:style-name="gr2" draw:text-style-name="P1" draw:layer="layout" svg:width="3.9cm" svg:height="4.2cm" svg:x="13.3cm" svg:y="10.6cm">
          <draw:image xlink:href="Pictures/100002010000032000000334B7E3E57A.png" xlink:type="simple" xlink:show="embed" xlink:actuate="onLoad">
            <text:p/>
          </draw:image>
        </draw:frame>
        <draw:frame draw:style-name="gr3" draw:layer="layout" svg:width="6cm" svg:height="11.35cm" svg:x="2cm" svg:y="6.9cm">
          <draw:text-box>
            <text:p/>
          </draw:text-box>
        </draw:frame>
        <draw:custom-shape draw:style-name="gr4" draw:text-style-name="P1" draw:layer="layout" svg:width="7cm" svg:height="11.4cm" svg:x="2.4cm" svg:y="4.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1cm" svg:height="5.5cm" svg:x="3.1cm" svg:y="4.7cm">
          <draw:image xlink:href="Pictures/100002010000012C000000E25ADEC86C.png" xlink:type="simple" xlink:show="embed" xlink:actuate="onLoad">
            <text:p/>
          </draw:image>
        </draw:frame>
        <draw:frame draw:style-name="gr2" draw:text-style-name="P1" draw:layer="layout" svg:width="2.463cm" svg:height="2.922cm" svg:x="3cm" svg:y="9.778cm">
          <draw:image xlink:href="Pictures/1000020100000258000002E3311403D1.png" xlink:type="simple" xlink:show="embed" xlink:actuate="onLoad">
            <text:p/>
          </draw:image>
        </draw:frame>
        <draw:frame draw:style-name="gr2" draw:text-style-name="P1" draw:layer="layout" svg:width="4.75cm" svg:height="1.327cm" svg:x="3cm" svg:y="13.473cm">
          <draw:image xlink:href="Pictures/10000201000000FE0000004902A19E6A.png" xlink:type="simple" xlink:show="embed" xlink:actuate="onLoad">
            <text:p/>
          </draw:image>
        </draw:frame>
        <draw:line draw:style-name="gr5" draw:text-style-name="P1" draw:layer="layout" svg:x1="13cm" svg:y1="5.4cm" svg:x2="10.8cm" svg:y2="12.8cm">
          <text:p/>
        </draw:line>
        <draw:line draw:style-name="gr6" draw:text-style-name="P1" draw:layer="layout" svg:x1="18.6cm" svg:y1="5.5cm" svg:x2="20.7cm" svg:y2="13.1cm">
          <text:p/>
        </draw:line>
        <draw:line draw:style-name="gr7" draw:text-style-name="P1" draw:layer="layout" svg:x1="5.5cm" svg:y1="3.9cm" svg:x2="5.5cm" svg:y2="5.6cm">
          <text:p/>
        </draw:line>
        <draw:frame draw:style-name="gr2" draw:text-style-name="P1" draw:layer="layout" svg:width="3.346cm" svg:height="2.859cm" draw:transform="rotate (0.15690509975429) translate (3.448cm 5.399cm)">
          <draw:image xlink:href="Pictures/10000000000002E20000022A2E10DE00.png" xlink:type="simple" xlink:show="embed" xlink:actuate="onLoad">
            <text:p/>
          </draw:image>
        </draw:frame>
        <draw:line draw:style-name="gr7" draw:text-style-name="P1" draw:layer="layout" svg:x1="5.5cm" svg:y1="4cm" svg:x2="16.1cm" svg:y2="4cm">
          <text:p/>
        </draw:line>
        <draw:line draw:style-name="gr7" draw:text-style-name="P1" draw:layer="layout" svg:x1="16cm" svg:y1="4cm" svg:x2="16cm" svg:y2="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5-06T10:32:55.638053531</meta:creation-date>
    <dc:date>2016-05-06T10:58:19.890550807</dc:date>
    <dc:creator>simon </dc:creator>
    <meta:editing-duration>PT9M9S</meta:editing-duration>
    <meta:editing-cycles>1</meta:editing-cycles>
    <meta:document-statistic meta:object-count="15"/>
    <meta:generator>LibreOffice/4.2.8.2$Linux_X86_64 LibreOffice_project/420m0$Build-2</meta:generator>
  </office:meta>
</office:document-meta>
</file>